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5cm" fo:min-width="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95cm" fo:min-width="7.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7.45cm" fo:min-width="4.2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5cm" svg:height="2.9cm" svg:x="2.1cm" svg:y="11.1cm">
          <text:p text:style-name="P1">Vitoconect10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9cm" svg:height="4.2cm" draw:transform="rotate (1.5707963267949) translate (14cm 14.3cm)">
          <text:p text:style-name="P1">Viessmann Heizun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cm" svg:height="7.7cm" svg:x="8.5cm" svg:y="6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2.9cm" svg:x="2.1cm" svg:y="6.4cm">
          <text:p text:style-name="P1">PC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6cm" svg:y1="7.8cm" svg:x2="8.6cm" svg:y2="7.8cm">
          <text:p/>
        </draw:line>
        <draw:line draw:style-name="gr4" draw:text-style-name="P3" draw:layer="layout" svg:x1="8.6cm" svg:y1="7.8cm" svg:x2="13.2cm" svg:y2="10.3cm">
          <text:p/>
        </draw:line>
        <draw:line draw:style-name="gr4" draw:text-style-name="P3" draw:layer="layout" svg:x1="7.6cm" svg:y1="12.7cm" svg:x2="8.5cm" svg:y2="12.7cm">
          <text:p/>
        </draw:line>
        <draw:line draw:style-name="gr5" draw:text-style-name="P3" draw:layer="layout" svg:x1="9.1cm" svg:y1="12.7cm" svg:x2="10.3cm" svg:y2="12.2cm">
          <text:p/>
        </draw:line>
        <draw:line draw:style-name="gr5" draw:text-style-name="P3" draw:layer="layout" svg:x1="10.1cm" svg:y1="12.1cm" svg:x2="10.1cm" svg:y2="12.7cm">
          <text:p/>
        </draw:line>
        <draw:line draw:style-name="gr5" draw:text-style-name="P3" draw:layer="layout" svg:x1="10.1cm" svg:y1="12.7cm" svg:x2="11.3cm" svg:y2="12.7cm">
          <text:p/>
        </draw:line>
        <draw:line draw:style-name="gr4" draw:text-style-name="P3" draw:layer="layout" svg:x1="11.3cm" svg:y1="12.7cm" svg:x2="13.2cm" svg:y2="10.5cm">
          <text:p/>
        </draw:line>
        <draw:line draw:style-name="gr5" draw:text-style-name="P3" draw:layer="layout" svg:x1="8.5cm" svg:y1="12.7cm" svg:x2="9.1cm" svg:y2="12.7cm">
          <text:p/>
        </draw:line>
        <draw:line draw:style-name="gr4" draw:text-style-name="P3" draw:layer="layout" svg:x1="13.2cm" svg:y1="10.4cm" svg:x2="14cm" svg:y2="10.4cm">
          <text:p/>
        </draw:line>
        <draw:line draw:style-name="gr6" draw:text-style-name="P3" draw:layer="layout" svg:x1="8.6cm" svg:y1="7.8cm" svg:x2="9.7cm" svg:y2="1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7-28T23:07:42.245000000</meta:creation-date>
    <dc:date>2023-04-15T08:59:18.317000000</dc:date>
    <meta:editing-duration>PT6M26S</meta:editing-duration>
    <meta:editing-cycles>2</meta:editing-cycles>
    <meta:generator>LibreOffice/7.4.6.2$Windows_X86_64 LibreOffice_project/5b1f5509c2decdade7fda905e3e1429a67acd63d</meta:generator>
    <meta:document-statistic meta:object-count="14"/>
  </office:meta>
</office:document-meta>
</file>